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3da7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4d7f3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69262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3da7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3da7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69262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4d7f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69262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/>
      <style:text-properties style:font-name="Calibri" fo:font-size="11pt" officeooo:rsid="0004d7f3" officeooo:paragraph-rsid="0004d7f3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/>
      <style:text-properties style:font-name="Calibri" fo:font-size="11pt" officeooo:rsid="0004d7f3" officeooo:paragraph-rsid="000155ca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69262" officeooo:paragraph-rsid="00069262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4d7f3" officeooo:paragraph-rsid="0004d7f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4d7f3" officeooo:paragraph-rsid="00069262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_7e_LT_7e_Gliederung_20_1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19" style:family="paragraph" style:parent-style-name="Standard_7e_LT_7e_Gliederung_20_1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20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3da78" style:font-size-asian="11pt" style:font-size-complex="11pt"/>
    </style:style>
    <style:style style:name="P21" style:family="paragraph" style:parent-style-name="Standard_7e_LT_7e_Gliederung_20_1">
      <style:paragraph-properties fo:margin-top="0cm" fo:margin-bottom="0cm" style:contextual-spacing="false"/>
      <style:text-properties style:font-name="Calibri" fo:font-size="11pt" officeooo:paragraph-rsid="000155ca" style:font-size-asian="11pt" style:font-size-complex="11pt"/>
    </style:style>
    <style:style style:name="P22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1pt" style:font-size-asian="11pt" style:font-size-complex="11pt"/>
    </style:style>
    <style:style style:name="P23" style:family="paragraph" style:parent-style-name="Standard_7e_LT_7e_Gliederung_20_1">
      <style:paragraph-properties fo:margin-top="0cm" fo:margin-bottom="0cm" style:contextual-spacing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2e269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4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color="#666666"/>
    </style:style>
    <style:style style:name="T3" style:family="text">
      <style:text-properties fo:color="#666666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666666" style:text-outline="false" style:text-line-through-style="none" fo:font-style="normal" fo:text-shadow="none" style:text-underline-style="none" fo:font-weight="normal" officeooo:rsid="0004d7f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/>
    </style:style>
    <style:style style:name="T6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0000ff" style:text-outline="false" style:text-line-through-style="none" fo:font-style="normal" fo:text-shadow="none" style:text-underline-style="none" fo:font-weight="normal" officeooo:rsid="0004d7f3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officeooo:rsid="0002e269"/>
    </style:style>
    <style:style style:name="T9" style:family="text">
      <style:text-properties officeooo:rsid="0003da78"/>
    </style:style>
    <style:style style:name="T10" style:family="text">
      <style:text-properties officeooo:rsid="0004d7f3"/>
    </style:style>
    <style:style style:name="T11" style:family="text">
      <style:text-properties officeooo:rsid="00069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1-<text:span text:style-name="T8">4</text:span>.vbs</text:p>
      <text:p text:style-name="P3"/>
      <text:p text:style-name="P21"><text:span text:style-name="T5">Dim </text:span>myVariable1, myVariable2, finalResult</text:p>
      <text:p text:style-name="P18"/>
      <text:p text:style-name="P18">myVariable1 = <text:span text:style-name="T1">2</text:span> + <text:span text:style-name="T1">2</text:span></text:p>
      <text:p text:style-name="P18">myVariable2 = <text:span text:style-name="T1">3</text:span> * <text:span text:style-name="T1">3</text:span></text:p>
      <text:p text:style-name="P18">finalResult = myVariable1 + myVariable2</text:p>
      <text:p text:style-name="P18"/>
      <text:p text:style-name="P24">' The final result equals 13</text:p>
      <text:p text:style-name="P18">MsgBox <text:span text:style-name="T2">"The final result equals "</text:span> &amp; finalResult</text:p>
      <text:p text:style-name="P19"/>
      <text:p text:style-name="P3">–---------------------------------------------------------------------------------------------------------------------------------------------</text:p>
      <text:p text:style-name="P8"/>
      <text:p text:style-name="P5">Example1-<text:span text:style-name="T9">5</text:span>.vbs</text:p>
      <text:p text:style-name="P5"/>
      <text:p text:style-name="P20"><text:span text:style-name="T5">Dim</text:span> name</text:p>
      <text:p text:style-name="P22"/>
      <text:p text:style-name="P22">name = InputBox(<text:span text:style-name="T2">"What's your name?"</text:span>)</text:p>
      <text:p text:style-name="P22"/>
      <text:p text:style-name="P22">MsgBox <text:span text:style-name="T2">"Hello, "</text:span> &amp; name &amp; <text:span text:style-name="T2">"!"</text:span></text:p>
      <text:p text:style-name="P9"/>
      <text:p text:style-name="P8">–---------------------------------------------------------------------------------------------------------------------------------------------</text:p>
      <text:p text:style-name="P8"/>
      <text:p text:style-name="P4">Example1-<text:span text:style-name="T9">6</text:span>.vbs</text:p>
      <text:p text:style-name="P3"/>
      <text:p text:style-name="P18"><text:span text:style-name="T5">Dim</text:span> a, b, result</text:p>
      <text:p text:style-name="P18"/>
      <text:p text:style-name="P24">'Let's read a number from the user</text:p>
      <text:p text:style-name="P18">a = InputBox(<text:span text:style-name="T2">"Enter first number: "</text:span>)</text:p>
      <text:p text:style-name="P18"/>
      <text:p text:style-name="P24">'Let's read another number from the user</text:p>
      <text:p text:style-name="P18">b = InputBox(<text:span text:style-name="T2">"Enter second number: "</text:span>)</text:p>
      <text:p text:style-name="P23"/>
      <text:p text:style-name="P24">'Do the calculation</text:p>
      <text:p text:style-name="P18">result = a + b</text:p>
      <text:p text:style-name="P18"/>
      <text:p text:style-name="P24">'Display the result to the user</text:p>
      <text:p text:style-name="P18">MsgBox a &amp; <text:span text:style-name="T2">" + "</text:span> &amp; b &amp; <text:span text:style-name="T2">" = "</text:span> &amp; result</text:p>
      <text:p text:style-name="P2"/>
      <text:p text:style-name="P3">–---------------------------------------------------------------------------------------------------------------------------------------------</text:p>
      <text:p text:style-name="P11"/>
      <text:p text:style-name="P6">Example1-<text:span text:style-name="T10">7</text:span>.vbs</text:p>
      <text:p text:style-name="P13"><text:span text:style-name="T6">Dim</text:span> a, result</text:p>
      <text:p text:style-name="P13"/>
      <text:p text:style-name="P16">'We let the user enter a number and raise e to the power of it</text:p>
      <text:p text:style-name="P13">a = <text:span text:style-name="T6">CDbl</text:span>(InputBox(<text:span text:style-name="T3">"Enter a number to calculate e^x:"</text:span>))</text:p>
      <text:p text:style-name="P13">MsgBox <text:span text:style-name="T3">"e^"</text:span> &amp; a &amp; <text:span text:style-name="T3">" = "</text:span> &amp; Round(Exp(a), 2)</text:p>
      <text:p text:style-name="P13"/>
      <text:p text:style-name="P16">'We let the user enter a number and take the square root of it</text:p>
      <text:p text:style-name="P13">a = <text:span text:style-name="T6">CDbl</text:span>(InputBox(<text:span text:style-name="T3">"Enter a positive integer to calculate the square root:"</text:span>))</text:p>
      <text:p text:style-name="P13">MsgBox <text:span text:style-name="T3">"The square root of "</text:span> &amp; a &amp; <text:span text:style-name="T3">" is "</text:span> &amp; Round(Sqr(a), 2)</text:p>
      <text:p text:style-name="P13"/>
      <text:p text:style-name="P13"/>
      <text:p text:style-name="P13"/>
      <text:p text:style-name="P16"><text:soft-page-break/>'We let the user enter a number and take the absolute value of it</text:p>
      <text:p text:style-name="P13">a = <text:span text:style-name="T6">CDbl</text:span>(InputBox(<text:span text:style-name="T3">"Enter a number:"</text:span>))</text:p>
      <text:p text:style-name="P13">MsgBox <text:span text:style-name="T3">"The absolute value of "</text:span> &amp; a &amp; <text:span text:style-name="T3">" is "</text:span> &amp; Abs(a)</text:p>
      <text:p text:style-name="P13"/>
      <text:p text:style-name="P16">'We let the user enter an angle (in radians) and calculate the sine from it</text:p>
      <text:p text:style-name="P13">a = <text:span text:style-name="T6">CDbl</text:span>(InputBox(<text:span text:style-name="T3">"Enter an angle in radians to calculate the sine:"</text:span>))</text:p>
      <text:p text:style-name="P14">MsgBox <text:span text:style-name="T3">"Sine of "</text:span> &amp; a &amp; <text:span text:style-name="T3">" is "</text:span> &amp; Round(Sin(a), 2)</text:p>
      <text:p text:style-name="P14"/>
      <text:p text:style-name="P12">–---------------------------------------------------------------------------------------------------------------------------------------------</text:p>
      <text:p text:style-name="P12"/>
      <text:p text:style-name="P7">Example1-<text:span text:style-name="T11">8</text:span>.vbs</text:p>
      <text:p text:style-name="P10"/>
      <text:p text:style-name="P15"><text:span text:style-name="T7">Dim</text:span> text1, text2, text3, subString, position</text:p>
      <text:p text:style-name="P15"/>
      <text:p text:style-name="P15">text1 = InputBox(<text:span text:style-name="T4">"Enter a text"</text:span>)</text:p>
      <text:p text:style-name="P15">text2 = InputBox(<text:span text:style-name="T4">"Enter another text"</text:span>)</text:p>
      <text:p text:style-name="P15"/>
      <text:p text:style-name="P15">text3 = text1 &amp; <text:span text:style-name="T4">" "</text:span> &amp; text2</text:p>
      <text:p text:style-name="P15"/>
      <text:p text:style-name="P15">MsgBox <text:span text:style-name="T4">"text1 + text2 is "</text:span> &amp; Len(text3) &amp; <text:span text:style-name="T4">" characters long: "</text:span> &amp; text3</text:p>
      <text:p text:style-name="P15"/>
      <text:p text:style-name="P17">'Lets check if the value of subString occurs in text3</text:p>
      <text:p text:style-name="P15">subString = InputBox(<text:span text:style-name="T4">"Enter a sub string to look for:"</text:span>)</text:p>
      <text:p text:style-name="P15">position = InStr(text3, subString)</text:p>
      <text:p text:style-name="P15">MsgBox <text:span text:style-name="T4">"The sub string '"</text:span> &amp; subString &amp; <text:span text:style-name="T4">"' starts at positionition "</text:span> &amp; position</text:p>
      <text:p text:style-name="P15"/>
      <text:p text:style-name="P17">'Lets display the n first characters</text:p>
      <text:p text:style-name="P15">position = <text:span text:style-name="T7">CInt</text:span>(InputBox(<text:span text:style-name="T4">"Enter how many characters should be returned from the left:"</text:span>))</text:p>
      <text:p text:style-name="P15">MsgBox Left(text3, position)</text:p>
      <text:p text:style-name="P15"/>
      <text:p text:style-name="P17">'Lets display the n last characters</text:p>
      <text:p text:style-name="P15">position = <text:span text:style-name="T7">CInt</text:span>(InputBox(<text:span text:style-name="T4">"Enter how many characters should be returned from the right:"</text:span>))</text:p>
      <text:p text:style-name="P15">MsgBox Right(text3, posi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7-27T14:34:16.428000000</dc:date>
    <meta:editing-duration>PT1H9M3S</meta:editing-duration>
    <meta:editing-cycles>6</meta:editing-cycles>
    <meta:generator>LibreOffice/4.1.3.2$Windows_x86 LibreOffice_project/70feb7d99726f064edab4605a8ab840c50ec57a</meta:generator>
    <meta:print-date>2015-05-28T14:38:28.259000000</meta:print-date>
    <meta:document-statistic meta:table-count="0" meta:image-count="0" meta:object-count="0" meta:page-count="2" meta:paragraph-count="55" meta:word-count="382" meta:character-count="2623" meta:non-whitespace-character-count="2296"/>
  </office:meta>
</office:document-meta>
</file>